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Hahn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3 July 1874</text:p>
      <text:p text:style-name="P5">Month<text:tab/><text:tab/><text:tab/><text:tab/><text:tab/><text:tab/>July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ew York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New York 23 July 1874/</text:span></text:p>
      <text:p text:style-name="P2"><text:span text:style-name="T1">To the Rev Dr Morais/</text:span></text:p>
      <text:p text:style-name="P2"><text:span text:style-name="T1"><text:tab/>Rev. Sir!/</text:span></text:p>
      <text:p text:style-name="P2"><text:span text:style-name="T1"><text:tab/><text:tab/>Rev. Mr. Mendelsohn Norfolk Virginia/ sent me a letter in which he beseeches me/ to do him the favor to lend you the [Hebrew]/ [Hebrew] of which you are in want/</text:span></text:p>
      <text:p text:style-name="P2"><text:span text:style-name="T1"><text:tab/>I am in possesion[sic] of the [Hebrew];/ it is the Berlin edition of 1796./</text:span></text:p>
      <text:p text:style-name="P2"><text:span text:style-name="T1"><text:tab/>If you need it to any scientific purpose/ I am ready with the greatest pleasure/ to lend it you; you have only to adduce/ the way of forwarding it to Philadelphia./</text:span></text:p>
      <text:p text:style-name="P2"><text:span text:style-name="T1"><text:tab/><text:tab/><text:tab/><text:tab/><text:tab/>Remaining/</text:span></text:p>
      <text:p text:style-name="P2"><text:span text:style-name="T1"><text:tab/><text:tab/><text:tab/><text:tab/><text:tab/><text:tab/>most respectfully/</text:span></text:p>
      <text:p text:style-name="P2"><text:span text:style-name="T1"><text:tab/><text:tab/><text:tab/><text:tab/><text:tab/>Dr A Hahn/</text:span></text:p>
      <text:p text:style-name="P2"><text:span text:style-name="T1"><text:tab/><text:tab/><text:tab/><text:tab/><text:tab/><text:tab/>419 Grand Street New York/</text:span></text:p>
      <text:p text:style-name="P2"><text:span text:style-name="T1"><text:tab/><text:tab/><text:tab/><text:tab/><text:tab/><text:tab/>Rabbi Congregation Rodef Scholo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0T12:54:37</meta:creation-date>
    <dc:date>2009-05-20T13:03:48</dc:date>
    <dc:language>en-US</dc:language>
    <meta:editing-cycles>2</meta:editing-cycles>
    <meta:editing-duration>PT9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1" meta:word-count="269" meta:character-count="1847"/>
  </office:meta>
</office:document-meta>
</file>